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ckJsFrameFormat.format( SockJs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JsFrameFormat.preProcess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JsFrameFormat.DefaultSockJsFrame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